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29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Compilation</text:span></text:p>
              </text:list-item>
              <text:list-item>
                <text:p text:style-name="P1"><text:span text:style-name="T1"><text:s/></text:span><text:span text:style-name="T1">Amélioration des performances d’un code</text:span></text:p>
              </text:list-item>
              <text:list-item>
                <text:p text:style-name="P1"><text:span text:style-name="T1"><text:s/></text:span><text:span text:style-name="T1">Analyse dynamique : le profilag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pil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Analyse + génération de code<text:line-break/></text:p>
                <text:p>Code source -&gt; Compilateur -&gt; Code objet</text:p>
                <text:p/>
              </text:list-item>
              <text:list-item>
                <text:p>respecter de la sémantique</text:p>
              </text:list-item>
              <text:list-item>
                <text:p>cacher la complexité du matériel</text:p>
              </text:list-item>
              <text:list-item>
                <text:p>produire un code efficace</text:p>
                <text:p/>
              </text:list-item>
              <text:list-item>
                <text:p>Structure des années 5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list text:style-name="L1">
              <text:list-header>
                <text:p><text:span text:style-name="T1">Amélioration des performances d’un code</text:span></text:p>
              </text:list-header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Analyses dynamiques (relative à l’exécution)</text:p>
              </text:list-item>
              <text:list-item>
                <text:p>Modification de la structure du compilateur</text:p>
                <text:p/>
              </text:list-item>
              <text:list-item>
                <text:p>Optimisation</text:p>
                <text:list>
                  <text:list-item>
                    <text:p>Profilage</text:p>
                  </text:list-item>
                  <text:list-item>
                    <text:p>Itérative</text:p>
                  </text:list-item>
                  <text:list-item>
                    <text:p>Dynamique</text:p>
                  </text:list-item>
                  <text:list-item>
                    <text:p>Adaptative</text:p>
                  </text:list-item>
                  <text:list-item>
                    <text:p>Apprentissage pour pallier les difficultés de compréhension des interactions entre les transformations, les codes et l’architecture, mais aussi pour augmenter la vitesse de con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alyse dynamique : le profilag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Identification de parties à optimiser</text:p>
                <text:p/>
              </text:list-item>
              <text:list-item>
                <text:p>Méthodes</text:p>
                <text:list>
                  <text:list-item>
                    <text:p>Instrumentation du code</text:p>
                  </text:list-item>
                  <text:list-item>
                    <text:p>Échantillonnage pendant l’exécution</text:p>
                  </text:list-item>
                  <text:list-item>
                    <text:p>Simulation</text:p>
                  </text:list-item>
                  <text:list-item>
                    <text:p>Récupération des valeurs des compteurs matériels, association avec l’instruction, le bloc, fonction respons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ur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Laurent Bloch, <text:span text:style-name="T2">Initiation à la programmation avec Scheme</text:span>, Éditions TECHNIP, 2011</text:p>
              </text:list-item>
              <text:list-item>
                <text:p>Karine Heydemann, <text:span text:style-name="T2">Architecture, compilation et optimisation</text:span><text:span text:style-name="T3">, </text:span><text:span text:style-name="T3">diapositives de cours, 2016</text:span></text:p>
              </text:list-item>
              <text:list-item>
                <text:p>Eric Goguey, <text:span text:style-name="T2">Dictionnaire de l'informatique et de l'internet</text:span><text:span text:style-name="T3">, </text:span>1999-2014 - DicoFR.com</text:p>
              </text:list-item>
              <text:list-item>
                <text:p>Paul Hsieh, <text:span text:style-name="T2">Programming Optimization</text:span><text:span text:style-name="T3">,</text:span> 1996-201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4-05T14:44:49.189955913</dc:date>
    <meta:editing-duration>PT19H54M20S</meta:editing-duration>
    <meta:editing-cycles>44</meta:editing-cycles>
    <meta:generator>LibreOffice/5.2.4.2.1$Linux_X86_64 LibreOffice_project/20$Build-2</meta:generator>
    <meta:document-statistic meta:object-count="55"/>
  </office:meta>
</office:document-meta>
</file>